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Times New Roman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3" style:family="paragraph" style:parent-style-name="Standard">
      <style:paragraph-properties fo:line-height="0.423cm" fo:text-align="justify" style:justify-single-word="fals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 style:master-page-name="">
      <style:paragraph-properties fo:margin-left="-0.556cm" fo:margin-right="0cm" fo:text-align="center" style:justify-single-word="false" fo:text-indent="0cm" style:auto-text-indent="false" style:page-number="auto"/>
      <style:text-properties style:use-window-font-color="true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 style:master-page-name="">
      <style:paragraph-properties fo:margin-left="0cm" fo:margin-right="0cm" fo:text-align="center" style:justify-single-word="false" fo:text-indent="-0.265cm" style:auto-text-indent="false" style:page-number="auto"/>
      <style:text-properties style:use-window-font-color="true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style:font-name="Symbol"/>
    </style:style>
    <style:style style:name="T2" style:family="text">
      <style:text-properties style:font-name="Symbol"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 rendre pour le <text:s text:c="2"/>/ <text:s text:c="2"/>/ <text:s text:c="2"/>/<text:tab/><text:tab/> <text:s text:c="2"/><text:tab/><text:tab/><text:tab/><text:tab/><text:tab/> <text:s text:c="16"/><text:tab/><text:tab/>5eme</text:p>
      <text:p text:style-name="P1">Devoir à la maison n° 1</text:p>
      <text:p text:style-name="P2"/>
      <text:p text:style-name="P2"/>
      <text:p text:style-name="P4"><text:span text:style-name="T4">Exercice 1 : </text:span><text:span text:style-name="T5"><text:s/></text:span></text:p>
      <text:p text:style-name="P4">Calculer les expressions suivantes en détaillant les calculs : </text:p>
      <text:p text:style-name="P4"/>
      <text:p text:style-name="P6">A <text:span text:style-name="T1"></text:span> 24 – 5 – 1<text:tab/><text:tab/><text:tab/>C <text:span text:style-name="T1"></text:span> 14 <text:span text:style-name="T1"></text:span> 3 – 5 <text:span text:style-name="T1"></text:span> 2<text:tab/><text:tab/>E <text:span text:style-name="T1"></text:span> 10 <text:span text:style-name="T1"></text:span> [6 – 2 <text:span text:style-name="T1"></text:span> (1 – 0,5)] <text:span text:style-name="T1"></text:span> 5</text:p>
      <text:p text:style-name="P4">B <text:span text:style-name="T1"></text:span> 8 <text:span text:style-name="T1"></text:span> 4 – 0,25 <text:span text:style-name="T1"></text:span> 2<text:tab/><text:tab/>D <text:span text:style-name="T1"></text:span> 3 <text:span text:style-name="T1"></text:span> (7 – 2) – 4<text:tab/><text:tab/>F <text:span text:style-name="T1"></text:span> 72 <text:span text:style-name="T1"></text:span> 9 <text:span text:style-name="T1"></text:span> 8 <text:span text:style-name="T1"></text:span> 2 – 9 <text:span text:style-name="T1"></text:span> 3 </text:p>
      <text:p text:style-name="P4"/>
      <text:p text:style-name="P2"/>
      <text:p text:style-name="P2"/>
      <text:p text:style-name="P2">Exercice 2 : <text:s/></text:p>
      <text:p text:style-name="P2"><text:span text:style-name="T3">En utilisant une seule fois les nombres 3 ; 7 ; 10 et autant de fois que tu veux les signes </text:span><text:span text:style-name="T3">+ – </text:span><text:span text:style-name="T2"></text:span><text:span text:style-name="T3"> </text:span><text:span text:style-name="T2"></text:span><text:span text:style-name="T3"> ( )</text:span><text:span text:style-name="T3"> essaie d’obtenir les résultats suivants : 20 ; 14 ; 31 </text:span></text:p>
      <text:p text:style-name="P5"/>
      <text:p text:style-name="P2"/>
      <text:p text:style-name="P2"/>
      <text:p text:style-name="P2">Exercice 3:</text:p>
      <text:p text:style-name="P4">Aurélie achète 5 pots de confitures à 1,8 € pièce et 12 baguettes de pain à 0,70 € pièce. Écrire un calcul permettant de trouver le prix total qu’elle doit payer.</text:p>
      <text:p text:style-name="P4"/>
      <text:p text:style-name="P2"/>
      <text:p text:style-name="P2"/>
      <text:p text:style-name="P2">Exercice 4:</text:p>
      <text:p text:style-name="P4">Recopier sur la feuille les expressions suivantes en ajoutant des parenthèses pour que l’égalité soit vraie :</text:p>
      <text:p text:style-name="P4">8 + 2 <text:span text:style-name="T1"></text:span> 5 <text:span text:style-name="T1"></text:span> 50 <text:s text:c="6"/>; <text:s text:c="7"/>9 – 3 <text:span text:style-name="T1"></text:span> 2 + 5 <text:span text:style-name="T1"></text:span> 42 <text:s text:c="5"/>; <text:s text:c="4"/>8 + 4 <text:span text:style-name="T1"></text:span> 3 <text:span text:style-name="T1"></text:span> 2 <text:span text:style-name="T1"></text:span> 18</text:p>
      <text:p text:style-name="P4"/>
      <text:p text:style-name="P3"/>
      <text:p text:style-name="P3"/>
      <text:p text:style-name="P3">Exercice 5:</text:p>
      <text:p text:style-name="P4">Voici un programme de construction. La figure demandée est à réaliser sur une feuille blanche.</text:p>
      <text:p text:style-name="P4"/>
      <text:p text:style-name="P6">a) Tracer un segment [AB] tel que AB = 7 cm.</text:p>
      <text:p text:style-name="P6"/>
      <text:p text:style-name="P6">b) Construire le cercle <text:span text:style-name="T6">Ʈ</text:span> de diamètre [AB].</text:p>
      <text:p text:style-name="P6"/>
      <text:p text:style-name="P6">c) Placer un point C sur le cercle <text:span text:style-name="T6">Ʈ</text:span> tel que AC = 4 cm.</text:p>
      <text:p text:style-name="P6"/>
      <text:p text:style-name="P6">d) Placer le point D sur le demi-cercle qui ne contient pas le point C tel que </text:p>
      <text:p text:style-name="P6">AD = 3 cm.</text:p>
      <text:p text:style-name="P6"/>
      <text:p text:style-name="P6">e) Tracer les droites (AD) et (BC) : elles se coupent en E ; placer E.</text:p>
      <text:p text:style-name="P6"/>
      <text:p text:style-name="P6">f) Tracer les droites (AC) et (BD) : elles se coupent en F ; placer F.</text:p>
      <text:p text:style-name="P6"/>
      <text:p text:style-name="P4">g) Construire le cercle de diamètre [EF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A rendre pour le <text:s text:c="2"/>/ <text:s text:c="2"/>/ <text:s text:c="2"/>/<text:tab/><text:tab/> <text:s text:c="2"/><text:tab/><text:tab/><text:tab/><text:tab/><text:tab/><text:tab/><text:tab/>5eme</text:p>
      <text:p text:style-name="P1">Devoir à la maison n° 1</text:p>
      <text:p text:style-name="P2"/>
      <text:p text:style-name="P2"/>
      <text:p text:style-name="P4"><text:span text:style-name="T4">Exercice 1 : </text:span><text:span text:style-name="T5"><text:s/></text:span></text:p>
      <text:p text:style-name="P4">Calculer les expressions suivantes en détaillant les calculs : </text:p>
      <text:p text:style-name="P4"/>
      <text:p text:style-name="P6">A <text:span text:style-name="T1"></text:span> 24 – 5 – 1<text:tab/><text:tab/><text:tab/>C <text:span text:style-name="T1"></text:span> 14 <text:span text:style-name="T1"></text:span> 3 – 5 <text:span text:style-name="T1"></text:span> 2<text:tab/><text:tab/>E <text:span text:style-name="T1"></text:span> 10 <text:span text:style-name="T1"></text:span> [6 – 2 <text:span text:style-name="T1"></text:span> (1 – 0,5)] <text:span text:style-name="T1"></text:span> 5</text:p>
      <text:p text:style-name="P4">B <text:span text:style-name="T1"></text:span> 8 <text:span text:style-name="T1"></text:span> 4 – 0,25 <text:span text:style-name="T1"></text:span> 2<text:tab/><text:tab/>D <text:span text:style-name="T1"></text:span> 3 <text:span text:style-name="T1"></text:span> (7 – 2) – 4<text:tab/><text:tab/>F <text:span text:style-name="T1"></text:span> 72 <text:span text:style-name="T1"></text:span> 9 <text:span text:style-name="T1"></text:span> 8 <text:span text:style-name="T1"></text:span> 2 – 9 <text:span text:style-name="T1"></text:span> 3 </text:p>
      <text:p text:style-name="P4"/>
      <text:p text:style-name="P2"/>
      <text:p text:style-name="P2"/>
      <text:p text:style-name="P2">Exercice 2 : <text:s/></text:p>
      <text:p text:style-name="P2"><text:span text:style-name="T3">En utilisant une seule fois les nombres 3 ; 7 ; 10 et autant de fois que tu veux les signes </text:span><text:span text:style-name="T3">+ – </text:span><text:span text:style-name="T2"></text:span><text:span text:style-name="T3"> </text:span><text:span text:style-name="T2"></text:span><text:span text:style-name="T3"> ( )</text:span><text:span text:style-name="T3"> essaie d’obtenir les résultats suivants : 20 ; 14 ; 31 </text:span></text:p>
      <text:p text:style-name="P5"/>
      <text:p text:style-name="P2"/>
      <text:p text:style-name="P2"/>
      <text:p text:style-name="P2">Exercice 3:</text:p>
      <text:p text:style-name="P4">Aurélie achète 5 pots de confitures à 1,8 € pièce et 12 baguettes de pain à 0,70 € pièce. Écrire un calcul permettant de trouver le prix total qu’elle doit payer.</text:p>
      <text:p text:style-name="P4"/>
      <text:p text:style-name="P2"/>
      <text:p text:style-name="P2"/>
      <text:p text:style-name="P2">Exercice 4:</text:p>
      <text:p text:style-name="P4">Recopier sur la feuille les expressions suivantes en ajoutant des parenthèses pour que l’égalité soit vraie :</text:p>
      <text:p text:style-name="P4">8 + 2 <text:span text:style-name="T1"></text:span> 5 <text:span text:style-name="T1"></text:span> 50 <text:s text:c="6"/>; <text:s text:c="7"/>9 – 3 <text:span text:style-name="T1"></text:span> 2 + 5 <text:span text:style-name="T1"></text:span> 42 <text:s text:c="5"/>; <text:s text:c="4"/>8 + 4 <text:span text:style-name="T1"></text:span> 3 <text:span text:style-name="T1"></text:span> 2 <text:span text:style-name="T1"></text:span> 18</text:p>
      <text:p text:style-name="P4"/>
      <text:p text:style-name="P3"/>
      <text:p text:style-name="P3"/>
      <text:p text:style-name="P3">Exercice 5:</text:p>
      <text:p text:style-name="P4">Voici un programme de construction. La figure demandée est à réaliser sur une feuille blanche.</text:p>
      <text:p text:style-name="P4"/>
      <text:p text:style-name="P6">a) Tracer un segment [AB] tel que AB = 7 cm.</text:p>
      <text:p text:style-name="P6"/>
      <text:p text:style-name="P6">b) Construire le cercle <text:span text:style-name="T6">Ʈ</text:span> de diamètre [AB].</text:p>
      <text:p text:style-name="P6"/>
      <text:p text:style-name="P6">c) Placer un point C sur le cercle <text:span text:style-name="T6">Ʈ</text:span> tel que AC = 4 cm.</text:p>
      <text:p text:style-name="P6"/>
      <text:p text:style-name="P6">d) Placer le point D sur le demi-cercle qui ne contient pas le point C tel que </text:p>
      <text:p text:style-name="P6">AD = 3 cm.</text:p>
      <text:p text:style-name="P6"/>
      <text:p text:style-name="P6">e) Tracer les droites (AD) et (BC) : elles se coupent en E ; placer E.</text:p>
      <text:p text:style-name="P6"/>
      <text:p text:style-name="P6">f) Tracer les droites (AC) et (BD) : elles se coupent en F ; placer F.</text:p>
      <text:p text:style-name="P6"/>
      <text:p text:style-name="P4">g) Construire le cercle de diamètre [EF]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3T07:45:10.69</meta:creation-date>
    <meta:print-date>2015-09-10T20:41:18.83</meta:print-date>
    <dc:date>2015-09-11T09:46:28.84</dc:date>
    <meta:editing-duration>PT12M1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2" meta:paragraph-count="46" meta:word-count="634" meta:character-count="2703"/>
  </office:meta>
</office:document-meta>
</file>